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order-bottom="0.74pt solid #000000" fo:border-left="none" fo:border-right="none" fo:border-top="0.74pt solid #000000"/>
    </style:style>
    <style:style style:name="ce2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74pt solid #000000" fo:border-left="none" fo:border-right="none" fo:border-top="0.74pt solid #000000"/>
    </style:style>
    <style:style style:name="ce3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3" table:default-cell-style-name="Default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" xlink:type="simple">https://shop.polymer-project.org/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office:value-type="string" calcext:value-type="string">
            <text:p>Scenario: Men’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web page with the search bar</text:p>
            <text:p>When the user types &lt;URL&gt; into the search bar</text:p>
            <text:p>Then the user is redirected to the &lt;URL&gt; pag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Men’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age can be navigated to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7"/>
          <table:table-cell table:style-name="ce34" table:number-columns-spanned="3" table:number-rows-spanned="1"/>
          <table:covered-table-cell table:number-columns-repeated="2" table:style-name="ce28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office:value-type="string" calcext:value-type="string">
            <text:p>Scenario: User sees the correct URL</text:p>
          </table:table-cell>
          <table:table-cell table:number-columns-repeated="4"/>
          <table:table-cell table:style-name="ce18" office:value-type="string" calcext:value-type="string">
            <text:p>TC15:</text:p>
          </table:table-cell>
          <table:table-cell office:value-type="string" calcext:value-type="string">
            <text:p>Scenario: Ladie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Ladie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8"/>
          <table:table-cell table:style-name="ce34" table:number-columns-spanned="3" table:number-rows-spanned="1"/>
          <table:covered-table-cell table:number-columns-repeated="2" table:style-name="ce28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4"/>
          <table:table-cell table:style-name="ce18" office:value-type="string" calcext:value-type="string">
            <text:p>TC16:</text:p>
          </table:table-cell>
          <table:table-cell office:value-type="string" calcext:value-type="string">
            <text:p>Scenario: Men’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Men’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office:value-type="string" calcext:value-type="string">
            <text:p>Scenario: SHOP button is interactable on the homepage</text:p>
          </table:table-cell>
          <table:table-cell table:number-columns-repeated="4"/>
          <table:table-cell table:style-name="ce18" office:value-type="string" calcext:value-type="string">
            <text:p>TC17:</text:p>
          </table:table-cell>
          <table:table-cell office:value-type="string" calcext:value-type="string">
            <text:p>Scenario: Ladie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clicks the Ladie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office:value-type="string" calcext:value-type="string">
            <text:p>Scenario: Cart button is interactable on the homepage</text:p>
          </table:table-cell>
          <table:table-cell table:number-columns-repeated="4"/>
          <table:table-cell table:style-name="ce18" office:value-type="string" calcext:value-type="string">
            <text:p>TC18:</text:p>
          </table:table-cell>
          <table:table-cell office:value-type="string" calcext:value-type="string">
            <text:p>Scenario: Men’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office:value-type="string" calcext:value-type="string">
            <text:p>Scenario: Men’s Outerwear button is interactable on the homepage</text:p>
          </table:table-cell>
          <table:table-cell table:number-columns-repeated="4"/>
          <table:table-cell table:style-name="ce18" office:value-type="string" calcext:value-type="string">
            <text:p>TC19:</text:p>
          </table:table-cell>
          <table:table-cell office:value-type="string" calcext:value-type="string">
            <text:p>Scenario: Ladie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office:value-type="string" calcext:value-type="string">
            <text:p>Scenario: Ladies Outerwear button is interactable on the homepage</text:p>
          </table:table-cell>
          <table:table-cell table:number-columns-repeated="4"/>
          <table:table-cell table:style-name="ce18" office:value-type="string" calcext:value-type="string">
            <text:p>TC20:</text:p>
          </table:table-cell>
          <table:table-cell office:value-type="string" calcext:value-type="string">
            <text:p>Scenario: Men’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office:value-type="string" calcext:value-type="string">
            <text:p>Scenario: Men’s T-Shirts button is interactable on the homepage</text:p>
          </table:table-cell>
          <table:table-cell table:number-columns-repeated="4"/>
          <table:table-cell table:style-name="ce18" office:value-type="string" calcext:value-type="string">
            <text:p>TC21:</text:p>
          </table:table-cell>
          <table:table-cell office:value-type="string" calcext:value-type="string">
            <text:p>Scenario: Ladie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office:value-type="string" calcext:value-type="string">
            <text:p>Scenario: Ladies T-Shirts button is interactable on the homepage</text:p>
          </table:table-cell>
          <table:table-cell table:number-columns-repeated="4"/>
          <table:table-cell table:style-name="ce18" office:value-type="string" calcext:value-type="string">
            <text:p>TC22:</text:p>
          </table:table-cell>
          <table:table-cell office:value-type="string" calcext:value-type="string">
            <text:p>Scenario: Men’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4"/>
          <table:table-cell table:style-name="ce35"/>
          <table:table-cell table:style-name="ce28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office:value-type="string" calcext:value-type="string">
            <text:p>Scenario: Men’s Outerwear image link is interactable on the homepage</text:p>
          </table:table-cell>
          <table:table-cell table:number-columns-repeated="4"/>
          <table:table-cell table:style-name="ce18" office:value-type="string" calcext:value-type="string">
            <text:p>TC23:</text:p>
          </table:table-cell>
          <table:table-cell office:value-type="string" calcext:value-type="string">
            <text:p>Scenario: Ladie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office:value-type="string" calcext:value-type="string">
            <text:p>Scenario: Ladies Outerwear image link is interactable on the homepage</text:p>
          </table:table-cell>
          <table:table-cell table:number-columns-repeated="4"/>
          <table:table-cell table:style-name="ce18" office:value-type="string" calcext:value-type="string">
            <text:p>TC24:</text:p>
          </table:table-cell>
          <table:table-cell office:value-type="string" calcext:value-type="string">
            <text:p>Scenario: Men’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Men’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2:</text:p>
          </table:table-cell>
          <table:table-cell office:value-type="string" calcext:value-type="string">
            <text:p>Scenario: Men’s T-Shirts image link is interactable on the homepage</text:p>
          </table:table-cell>
          <table:table-cell table:number-columns-repeated="4"/>
          <table:table-cell table:style-name="ce18" office:value-type="string" calcext:value-type="string">
            <text:p>TC25:</text:p>
          </table:table-cell>
          <table:table-cell office:value-type="string" calcext:value-type="string">
            <text:p>Scenario: Ladie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image</text:p>
            <text:p>Then the user sees that the image is interactable</text:p>
          </table:table-cell>
          <table:table-cell table:number-columns-repeated="5"/>
          <table:table-cell table:style-name="ce21" office:value-type="string" calcext:value-type="string">
            <text:p>Given the user is on the homepage</text:p>
            <text:p>When the user looks at the Ladie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3:</text:p>
          </table:table-cell>
          <table:table-cell office:value-type="string" calcext:value-type="string">
            <text:p>Scenario: Ladies T-Shirts image link is interactable on the homepage</text:p>
          </table:table-cell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image</text:p>
            <text:p>Then the user sees that the image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</table:table>
      <table:table table:name="Men's Outerwear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mens_outerwear" xlink:type="simple">https://shop.polymer-project.org/list/mens_outerwear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Men’s Outerwear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main image</text:p>
            <text:p>Then the user can notice the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mens_outerwear" xlink:type="simple">https://shop.polymer-project.org/list/mens_outerwear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Men'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Men's Outerwear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Men’s Outerwea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16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/>
          <table:table-cell table:style-name="ce28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Men’s Outerwear page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/>
          <table:table-cell table:style-name="ce28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Men’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Men’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Ladies Outerwear" table:style-name="ta1">
        <table:table-column table:style-name="co1" table:number-columns-repeated="2" table:default-cell-style-name="Default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5" table:default-cell-style-name="Default"/>
        <table:table-column table:style-name="co1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ladies_outerwear" xlink:type="simple">https://shop.polymer-project.org/list/ladies_outerwear</text:a></text:p>
          </table:table-cell>
          <table:covered-table-cell table:number-columns-repeated="3"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8" office:value-type="string" calcext:value-type="string">
            <text:p>TC9:</text:p>
          </table:table-cell>
          <table:table-cell table:style-name="ce29" office:value-type="string" calcext:value-type="string">
            <text:p>Scenario: Main image is displayed on the Ladies Outerwear pag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ladies_outerwear" xlink:type="simple">https://shop.polymer-project.org/list/ladies_outerwear</text:a>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8" office:value-type="string" calcext:value-type="string">
            <text:p>TC10:</text:p>
          </table:table-cell>
          <table:table-cell table:style-name="ce29" office:value-type="string" calcext:value-type="string">
            <text:p>Scenario: Ladie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3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Correct &lt;Title&gt;: Ladies Outerwear – SHOP</text:p>
            <text:p>Is displayed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– </text:p>
            <text:p>Ladies Outerwea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3:</text:p>
          </table:table-cell>
          <table:table-cell office:value-type="string" calcext:value-type="string">
            <text:p>Scenario: SHOP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1:</text:p>
          </table:table-cell>
          <table:table-cell table:style-name="ce29" office:value-type="string" calcext:value-type="string">
            <text:p>Scenario: Items quantity has correct text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string has correct text -</text:p>
            <text:p>(6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4:</text:p>
          </table:table-cell>
          <table:table-cell office:value-type="string" calcext:value-type="string">
            <text:p>Scenario: Cart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style-name="ce29" office:value-type="string" calcext:value-type="string">
            <text:p>Scenario: Product’s link is interactable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clicks at the product</text:p>
            <text:p>Then the user sees that the product is interactable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The product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The product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Ladies Outerwear page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style-name="ce29" office:value-type="string" calcext:value-type="string">
            <text:p>Scenario: Correct product’s nam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21" office:value-type="string" calcext:value-type="string">
            <text:p>Given the user is on the page</text:p>
            <text:p>When the user looks at the product’s name</text:p>
            <text:p>Then the user sees that the nam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8" office:value-type="string" calcext:value-type="string">
            <text:p>TC14:</text:p>
          </table:table-cell>
          <table:table-cell table:style-name="ce29" office:value-type="string" calcext:value-type="string">
            <text:p>Scenario: Correct product’s price is displayed</text:p>
          </table:table-cell>
          <table:table-cell table:number-columns-repeated="2"/>
        </table:table-row>
        <table:table-row table:style-name="ro2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ce21" office:value-type="string" calcext:value-type="string">
            <text:p>Given the user is on the page</text:p>
            <text:p>When the user looks at the product’s price</text:p>
            <text:p>Then the user sees that the price displayed is correct</text:p>
          </table:table-cell>
          <table:table-cell table:style-name="ce29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22" office:value-type="string" calcext:value-type="string">
            <text:p>AC1:</text:p>
          </table:table-cell>
          <table:table-cell table:style-name="ce29"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8" office:value-type="string" calcext:value-type="string">
            <text:p>AC2:</text:p>
          </table:table-cell>
          <table:table-cell table:style-name="ce29"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ce18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7"/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Ladies Outerwear pag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table:style-name="ce21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table:style-name="ce18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7"/>
          <table:table-cell table:style-name="Default" table:number-columns-repeated="2"/>
        </table:table-row>
      </table:table>
      <table:table table:name="Men's T-Shirts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Default" office:value-type="string" calcext:value-type="string">
            <text:p><text:a xlink:href="https://shop.polymer-project.org/list/mens_tshirts" xlink:type="simple">https://shop.polymer-project.org/list/mens_tshirts</text:a>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40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Ladies T-shirts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4" table:number-rows-spanned="1">
            <text:p><text:a xlink:href="https://shop.polymer-project.org/list/ladies_tshirts" xlink:type="simple">https://shop.polymer-project.org/list/ladies_tshirts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9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Product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2" table:default-cell-style-name="Default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6" table:number-rows-spanned="1">
            <text:p><text:a xlink:href="https://shop.polymer-project.org/detail/mens_outerwear/Men+s+Tech+Shell+Full-Zip" xlink:type="simple">https://shop.polymer-project.org/detail/mens_outerwear/Men+s+Tech+Shell+Full-Zip</text:a></text:p>
          </table:table-cell>
          <table:covered-table-cell table:number-columns-repeated="3"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looks at the page</text:p>
            <text:p>Then the user can see the product’s image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looks at the product’s name</text:p>
            <text:p>Then the user can see the correct product’s name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looks at the product’s price</text:p>
            <text:p>Then the user can see the correct product’s price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clicks the size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size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ize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size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clicks the quantity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clicks the Add to Cart button</text:p>
            <text:p>Then the user can see that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  <table:table-row table:style-name="ro1">
          <table:table-cell/>
          <table:table-cell table:style-name="ce35"/>
          <table:table-cell table:style-name="ce28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</table:table-row>
        <table:table-row table:style-name="ro2">
          <table:table-cell/>
          <table:table-cell table:style-name="ce21" office:value-type="string" calcext:value-type="string">
            <text:p>Given the user is on the product’s page</text:p>
            <text:p>When the user clicks the Back button</text:p>
            <text:p>Then the user can see that the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</table:table>
      <table:table table:name="Cart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empty cart page</text:p>
            <text:p>When the user sees the page</text:p>
            <text:p>Then the user can see the text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con is visible</text:p>
          </table:table-cell>
          <table:table-cell table:number-columns-repeated="2"/>
        </table:table-row>
        <table:table-row table:style-name="ro1">
          <table:table-cell/>
          <table:table-cell table:style-name="ce36" office:value-type="string" calcext:value-type="string">
            <text:p>AC3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looks at the page</text:p>
            <text:p>Then the user can see the added item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item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is visible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product’s name</text:p>
            <text:p>Then the user is redirected to the item’s pag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nam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cancel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populated cart page</text:p>
            <text:p>When the user clicks the Checkout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</table:table>
      <table:table table:name="Checkout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9"/>
        <table:table-column table:style-name="co1" table:default-cell-style-name="ce33"/>
        <table:table-column table:style-name="co1" table:number-columns-repeated="3" table:default-cell-style-name="Default"/>
        <table:table-column table:style-name="co1" table:number-columns-repeated="2" table:default-cell-style-name="ce29"/>
        <table:table-column table:style-name="co1" table:default-cell-style-name="ce33"/>
        <table:table-row table:style-name="ro1">
          <table:table-cell table:style-name="ce16" office:value-type="string" calcext:value-type="string">
            <text:p>Site URL:</text:p>
          </table:table-cell>
          <table:table-cell table:style-name="ce17" office:value-type="string" calcext:value-type="string" table:number-columns-spanned="3" table:number-rows-spanned="1">
            <text:p><text:a xlink:href="https://shop.polymer-project.org/checkout" xlink:type="simple">https://shop.polymer-project.org/checkout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8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irst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ountry option</text:p>
            <text:p>Then the user can pick one of the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ountry option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Account Information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ountry option field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countr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  <table:table-cell table:style-name="ce18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second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heckbox</text:p>
            <text:p>Then the user sees that the checkbox can be ticked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checkbox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Shipping address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checkbox can be click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5"/>
          <table:table-cell table:style-name="ce28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  <table:table-cell table:style-name="ce18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third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ardholder name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Billing Address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  <table:table-cell table:style-name="ce18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ourth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ard Number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Payment Method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  <table:table-cell table:style-name="ce18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looks at the form’s fifth section</text:p>
            <text:p>Then the user can see the correct &lt;string&gt; displayed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clicks the month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month option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Order Summary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month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month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  <table:table-cell table:style-name="ce18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Email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clicks the year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year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year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AC3:</text:p>
          </table:table-cell>
          <table:table-cell office:value-type="string" calcext:value-type="string">
            <text:p>The year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  <table:table-cell table:style-name="ce18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Phone Number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CVV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table:number-columns-repeated="5"/>
          <table:table-cell table:style-name="ce18" office:value-type="string" calcext:value-type="string">
            <text:p>TC19:</text:p>
          </table:table-cell>
          <table:table-cell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Address field</text:p>
            <text:p>Then the user can see that the field is fillable</text:p>
          </table:table-cell>
          <table:table-cell table:number-columns-repeated="5"/>
          <table:table-cell table:style-name="ce21" office:value-type="string" calcext:value-type="string">
            <text:p>Given the user is on the checkout page</text:p>
            <text:p>When the user interacts with the Place Order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4"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2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8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City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State/Provinc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21" office:value-type="string" calcext:value-type="string">
            <text:p>Given the user is on the checkout page</text:p>
            <text:p>When the user interacts with the Zip/Postal Cod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1" office:value-type="string" calcext:value-type="string">
            <text:p>Acceptance criteria steps:</text:p>
          </table:table-cell>
          <table:table-cell table:style-name="ce33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2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.00.0000</text:date>, <text:time style:data-style-name="N2" text:time-value="07:44:33.180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3:14.147000000</meta:creation-date>
    <dc:date>2024-06-27T07:42:19.307000000</dc:date>
    <meta:editing-duration>PT5H31M29S</meta:editing-duration>
    <meta:editing-cycles>31</meta:editing-cycles>
    <meta:generator>LibreOffice/7.6.2.1$Windows_X86_64 LibreOffice_project/56f7684011345957bbf33a7ee678afaf4d2ba333</meta:generator>
    <meta:document-statistic meta:table-count="8" meta:cell-count="745" meta:object-count="0"/>
  </office:meta>
</office:document-meta>
</file>